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Πίνακας5" style:family="table">
      <style:table-properties style:width="18cm" table:align="left"/>
    </style:style>
    <style:style style:name="Πίνακας5.A" style:family="table-column">
      <style:table-column-properties style:column-width="7.495cm"/>
    </style:style>
    <style:style style:name="Πίνακας5.B" style:family="table-column">
      <style:table-column-properties style:column-width="4.239cm"/>
    </style:style>
    <style:style style:name="Πίνακας5.C" style:family="table-column">
      <style:table-column-properties style:column-width="6.267cm"/>
    </style:style>
    <style:style style:name="Πίνακας5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able_20_Contents">
      <style:paragraph-properties fo:margin-top="0cm" fo:margin-bottom="0cm" style:contextual-spacing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ext_20_body" style:master-page-name="HTML">
      <style:paragraph-properties style:page-number="auto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1">
      <style:paragraph-properties fo:margin-top="0cm" fo:margin-bottom="0cm" style:contextual-spacing="false"/>
    </style:style>
    <style:style style:name="P15" style:family="paragraph" style:parent-style-name="Text_20_body" style:list-style-name="L2">
      <style:paragraph-properties fo:margin-top="0cm" fo:margin-bottom="0cm" style:contextual-spacing="false"/>
    </style:style>
    <style:style style:name="P16" style:family="paragraph" style:parent-style-name="Text_20_body" style:list-style-name="L3">
      <style:paragraph-properties fo:margin-top="0cm" fo:margin-bottom="0cm" style:contextual-spacing="false"/>
    </style:style>
    <style:style style:name="P17" style:family="paragraph" style:parent-style-name="Text_20_body" style:list-style-name="L4">
      <style:paragraph-properties fo:margin-top="0cm" fo:margin-bottom="0cm" style:contextual-spacing="false"/>
    </style:style>
    <style:style style:name="P18" style:family="paragraph" style:parent-style-name="Text_20_body" style:list-style-name="L5">
      <style:paragraph-properties fo:margin-top="0cm" fo:margin-bottom="0cm" style:contextual-spacing="false"/>
    </style:style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7">
      <style:paragraph-properties fo:margin-top="0cm" fo:margin-bottom="0cm" style:contextual-spacing="false"/>
    </style:style>
    <style:style style:name="T1" style:family="text">
      <style:text-properties fo:font-style="italic"/>
    </style:style>
    <style:style style:name="T2" style:family="text">
      <style:text-properties fo:font-size="8.25pt"/>
    </style:style>
    <style:style style:name="T3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file:///media/pdpuser/20BF-642D/υλοποιημένες%20ασκήσεις/Linux%20installation%20-%20SugarCRM%20Support.html" xlink:type="simple">
          <form:properties>
            <form:property form:property-name="PropertyChangeNotificationEnabled" office:value-type="boolean" office:boolean-value="true"/>
          </form:properties>
          <form:hidden form:name="bgresponse" form:control-implementation="ooo:com.sun.star.form.component.HiddenControl" xml:id="control1" form:id="control1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section text:style-name="Sect1" text:name="main">
        <text:h text:style-name="Heading_20_2" text:outline-level="2"><text:bookmark text:name="Performing_a_custom_installation_of_Sugar_FastStack"/>Παρουσιάζοντας μία εξατομικευμένη εγκατάσταση του Sugar FastStack</text:h>
        <text:p text:style-name="Text_20_body">Ακολουθήστε της διαδικασία ως έχει για να εκτελέσεται τη διαδικασία εγκατάστασης του Sugar FastStack.</text:p>
        <table:table table:name="Πίνακας5" table:style-name="Πίνακας5">
          <table:table-column table:style-name="Πίνακας5.A"/>
          <table:table-column table:style-name="Πίνακας5.B"/>
          <table:table-column table:style-name="Πίνακας5.C"/>
          <table:table-row>
            <table:table-cell table:style-name="Πίνακας5.A1" office:value-type="string">
              <text:p text:style-name="P3">Εργασίας</text:p>
            </table:table-cell>
            <table:table-cell table:style-name="Πίνακας5.A1" office:value-type="string">
              <text:p text:style-name="P3">Αποτέλεσμα</text:p>
            </table:table-cell>
            <table:table-cell table:style-name="Πίνακας5.A1" office:value-type="string">
              <text:p text:style-name="P3">Σχόλια</text:p>
            </table:table-cell>
          </table:table-row>
          <table:table-row>
            <table:table-cell table:style-name="Πίνακας5.A1" office:value-type="string">
              <text:p text:style-name="P3">1. Πηγαίνετε στην ιστοσελίδα της Sugar για να κατεβάσετε το αρχείο εκτέλεσης Sugar Sugar FastStack, sugarcrm-CE-6.5.0-linux-installer.bin.</text:p>
            </table:table-cell>
            <table:table-cell table:style-name="Πίνακας5.A1" office:value-type="string">
              <text:p text:style-name="P5"/>
            </table:table-cell>
            <table:table-cell table:style-name="Πίνακας5.A1" office:value-type="string">
              <text:p text:style-name="P5"/>
            </table:table-cell>
          </table:table-row>
          <table:table-row>
            <table:table-cell table:style-name="Πίνακας5.A1" office:value-type="string">
              <text:p text:style-name="P3">2. Περιηγηθείτε στην τοποθεσία που αποθηκεύσατε το αρχείο και με διπλό κλικ αρχίστε τη διαδικασία εγκατάστασης </text:p>
            </table:table-cell>
            <table:table-cell table:style-name="Πίνακας5.A1" office:value-type="string">
              <text:p text:style-name="P3">Προβάλει τη σελίδα εγκατάστασης του SugarCRM</text:p>
            </table:table-cell>
            <table:table-cell table:style-name="Πίνακας5.A1" office:value-type="string">
              <text:p text:style-name="P5"/>
            </table:table-cell>
          </table:table-row>
          <table:table-row>
            <table:table-cell table:style-name="Πίνακας5.A1" office:value-type="string">
              <text:p text:style-name="P3">3. Πατείστε Επόμενο</text:p>
            </table:table-cell>
            <table:table-cell table:style-name="Πίνακας5.A1" office:value-type="string">
              <text:p text:style-name="P3">Προβάλει τη σελίδα αποδοχής των όρων χρήσης</text:p>
            </table:table-cell>
            <table:table-cell table:style-name="Πίνακας5.A1" office:value-type="string">
              <text:p text:style-name="P5"/>
            </table:table-cell>
          </table:table-row>
          <table:table-row>
            <table:table-cell table:style-name="Πίνακας5.A1" office:value-type="string">
              <text:p text:style-name="P3">4. Προβάλλετε και δεχθείτε τους όρους χρήσης, και πατείστε Επόμενο.</text:p>
            </table:table-cell>
            <table:table-cell table:style-name="Πίνακας5.A1" office:value-type="string">
              <text:p text:style-name="P3">Αυτή η προβολή παρουσιάζει τη σελίδα επιλογής των συστατικών με τη phpMyAdmin component pre-selected.</text:p>
            </table:table-cell>
            <table:table-cell table:style-name="Πίνακας5.A1" office:value-type="string">
              <text:p text:style-name="P3">Τα συστατικά του phpMyAdmin ενεργοποιούν τη διαχείρηση της βάσης δεδομένων από το χρήστη.</text:p>
            </table:table-cell>
          </table:table-row>
          <table:table-row>
            <table:table-cell table:style-name="Πίνακας5.A1" office:value-type="string">
              <text:p text:style-name="P3">5. Πατείστε Επόμενο</text:p>
            </table:table-cell>
            <table:table-cell table:style-name="Πίνακας5.A1" office:value-type="string">
              <text:p text:style-name="P3">Προβάλεται η σελίδα επιλογής τύπου εγκατάστασης</text:p>
            </table:table-cell>
            <table:table-cell table:style-name="Πίνακας5.A1" office:value-type="string">
              <text:p text:style-name="P5"/>
            </table:table-cell>
          </table:table-row>
          <table:table-row>
            <table:table-cell table:style-name="Πίνακας5.A1" office:value-type="string">
              <text:p text:style-name="P3">6. Επιλέξτε προσαρμοσμένη εγκατάσταση και πατείστε Επόμενο.</text:p>
            </table:table-cell>
            <table:table-cell table:style-name="Πίνακας5.A1" office:value-type="string">
              <text:p text:style-name="P3">Προβάλεται η σελίδα με το όνομα του συστήματος και τη προεπιλεγμένη διεύθυνση IP.</text:p>
            </table:table-cell>
            <table:table-cell table:style-name="Πίνακας5.A1" office:value-type="string">
              <text:p text:style-name="P5"/>
            </table:table-cell>
          </table:table-row>
          <table:table-row>
            <table:table-cell table:style-name="Πίνακας5.A1" office:value-type="string">
              <text:p text:style-name="P3">7. Εισάγετε ένα όνομα για το σύστημα του Sugar.</text:p>
            </table:table-cell>
            <table:table-cell table:style-name="Πίνακας5.A1" office:value-type="string">
              <text:p text:style-name="P5"/>
            </table:table-cell>
            <table:table-cell table:style-name="Πίνακας5.A1" office:value-type="string">
              <text:p text:style-name="P3">Το όνομα του συστήματος Sugar είναι το όνομα που προβάλεται στη γραμμή του τίτλου του φυλλομετρητή. </text:p>
            </table:table-cell>
          </table:table-row>
          <table:table-row>
            <table:table-cell table:style-name="Πίνακας5.A1" office:value-type="string">
              <text:p text:style-name="P3">8. Πατείστε Επόμενο.</text:p>
            </table:table-cell>
            <table:table-cell table:style-name="Πίνακας5.A1" office:value-type="string">
              <text:p text:style-name="P3">Προβάλεται η σελίδα της βάση URL με τη προεπιλεγμένη βάση URL για την εφαρμογή Sugar.</text:p>
            </table:table-cell>
            <table:table-cell table:style-name="Πίνακας5.A1" office:value-type="string">
              <text:p text:style-name="P3">Η βάση URL που προσδιορίζετε θα πρέπει να περιλαμβάνει τον περιηγητή, ή τη διεύθυνση IP, η το όνομα του υπολογιστή. Αν για παράδειγμα είναι εγκατεστημένο στο τοπικό υπολογιστή μπορείς να θέσεις στη γραμμή διεύθυνσης το τοπικό φιλοξενητή. </text:p>
            </table:table-cell>
          </table:table-row>
          <table:table-row>
            <table:table-cell table:style-name="Πίνακας5.A1" office:value-type="string">
              <text:p text:style-name="P3">9. Πατείστε Επόμενο.</text:p>
            </table:table-cell>
            <table:table-cell table:style-name="Πίνακας5.A1" office:value-type="string">
              <text:p text:style-name="P3">Προβάλεται η σελίδα κωδικού του διαχειριστή για το SugarCRM.</text:p>
            </table:table-cell>
            <table:table-cell table:style-name="Πίνακας5.A1" office:value-type="string">
              <text:p text:style-name="P5"/>
            </table:table-cell>
          </table:table-row>
          <table:table-row>
            <table:table-cell table:style-name="Πίνακας5.A1" office:value-type="string">
              <text:p text:style-name="P3">10. Εισάγετε κωδικό που ο διαχειριστής του Sugar θα χρησιμοποιεί για να συνδέεται και πατείστε Επόμενο.</text:p>
            </table:table-cell>
            <table:table-cell table:style-name="Πίνακας5.A1" office:value-type="string">
              <text:p text:style-name="P3">Προβάλεται η σελίδα δοκιμαστικων πληροφοριών..</text:p>
            </table:table-cell>
            <table:table-cell table:style-name="Πίνακας5.A1" office:value-type="string">
              <text:p text:style-name="P5"/>
            </table:table-cell>
          </table:table-row>
          <table:table-row>
            <table:table-cell table:style-name="Πίνακας5.A1" office:value-type="string">
              <text:p text:style-name="P3">11. Επιλέξτε Ναι για να πληθείνετε τη βάση δεδομένων με δεδομένα της δοκιμαστικής έκδοσης, διαφορετικά επιλέξτε όχι. Για να <text:soft-page-break/>εγκαταστήσετε τη δοκιμαστική εκδοση με πολλών byte χαρακτήρες επιλέξτε Ναι.</text:p>
            </table:table-cell>
            <table:table-cell table:style-name="Πίνακας5.A1" office:value-type="string">
              <text:p text:style-name="P5"/>
            </table:table-cell>
            <table:table-cell table:style-name="Πίνακας5.A1" office:value-type="string">
              <text:p text:style-name="P5"/>
            </table:table-cell>
          </table:table-row>
          <table:table-row>
            <table:table-cell table:style-name="Πίνακας5.A1" office:value-type="string">
              <text:p text:style-name="P3">12. Πατείστε Επόμενο.</text:p>
            </table:table-cell>
            <table:table-cell table:style-name="Πίνακας5.A1" office:value-type="string">
              <text:p text:style-name="P3">Προβάλονται οι σελίδες Στατιστικών και Ενημερώσεων.</text:p>
            </table:table-cell>
            <table:table-cell table:style-name="Πίνακας5.A1" office:value-type="string">
              <text:p text:style-name="P5"/>
            </table:table-cell>
          </table:table-row>
          <table:table-row>
            <table:table-cell table:style-name="Πίνακας5.A1" office:value-type="string">
              <text:p text:style-name="P3">13. Επιλέξτε Ναι για να αποστείλετε τα στατιστικά εγγραφής σας στη SugarCRM διαφορετικά επιλέξτε όχι. Επιλέξτε Ναι για να ενεργοποιήσετε το σύστημα αυτόματου ελέγχου ανανεωμένων εκδόσεων ή διαφορετικά επιλέξτε όχι. </text:p>
            </table:table-cell>
            <table:table-cell table:style-name="Πίνακας5.A1" office:value-type="string">
              <text:p text:style-name="P5"/>
            </table:table-cell>
            <table:table-cell table:style-name="Πίνακας5.A1" office:value-type="string">
              <text:p text:style-name="P5"/>
            </table:table-cell>
          </table:table-row>
          <table:table-row>
            <table:table-cell table:style-name="Πίνακας5.A1" office:value-type="string">
              <text:p text:style-name="P3">14. Πατείστε Επόμενο.</text:p>
            </table:table-cell>
            <table:table-cell table:style-name="Πίνακας5.A1" office:value-type="string">
              <text:p text:style-name="P3">Προβάλεται η σελίδα κλειδιού ID.</text:p>
            </table:table-cell>
            <table:table-cell table:style-name="Πίνακας5.A1" office:value-type="string">
              <text:p text:style-name="P5"/>
            </table:table-cell>
          </table:table-row>
          <table:table-row>
            <table:table-cell table:style-name="Πίνακας5.A1" office:value-type="string">
              <text:p text:style-name="P3">15. Επιλέξτε Ναι για να πληθεινεται το παρακάτω πεδίο με το κλειδί του ID, διαφορετικά επιλέξτε όχι. </text:p>
            </table:table-cell>
            <table:table-cell table:style-name="Πίνακας5.A1" office:value-type="string">
              <text:p text:style-name="P5"/>
            </table:table-cell>
            <table:table-cell table:style-name="Πίνακας5.A1" office:value-type="string">
              <text:p text:style-name="P5"/>
            </table:table-cell>
          </table:table-row>
          <table:table-row>
            <table:table-cell table:style-name="Πίνακας5.A1" office:value-type="string">
              <text:p text:style-name="P3">16. Πατείστε Επόμενο.</text:p>
            </table:table-cell>
            <table:table-cell table:style-name="Πίνακας5.A1" office:value-type="string">
              <text:p text:style-name="P3">Προβάλεται η σελίδα τοπικών ρυθμίσεων.</text:p>
            </table:table-cell>
            <table:table-cell table:style-name="Πίνακας5.A1" office:value-type="string">
              <text:p text:style-name="P5"/>
            </table:table-cell>
          </table:table-row>
          <table:table-row>
            <table:table-cell table:style-name="Πίνακας5.A1" office:value-type="string">
              <text:p text:style-name="P3">17. Αλλάξτε την προεπιλεγμένη ισοτιμία, μορφή ημερομηνίας και ώρας αν είναι απαραίτητο και επιλέξτε επόμενο. </text:p>
            </table:table-cell>
            <table:table-cell table:style-name="Πίνακας5.A1" office:value-type="string">
              <text:p text:style-name="P5"/>
            </table:table-cell>
            <table:table-cell table:style-name="Πίνακας5.A1" office:value-type="string">
              <text:p text:style-name="P5"/>
            </table:table-cell>
          </table:table-row>
          <table:table-row>
            <table:table-cell table:style-name="Πίνακας5.A1" office:value-type="string">
              <text:p text:style-name="P3">18. Επιλέξτε Ναι για αυτόματη εκκίνηση του Sugar FastStack όταν ανοίγετε τον υπολογιστή ειδάλλως επιλέξτε Όχι.</text:p>
            </table:table-cell>
            <table:table-cell table:style-name="Πίνακας5.A1" office:value-type="string">
              <text:p text:style-name="P5"/>
            </table:table-cell>
            <table:table-cell table:style-name="Πίνακας5.A1" office:value-type="string">
              <text:p text:style-name="P5"/>
            </table:table-cell>
          </table:table-row>
          <table:table-row>
            <table:table-cell table:style-name="Πίνακας5.A1" office:value-type="string">
              <text:p text:style-name="P3">19. Πατείστε Επόμενο.</text:p>
            </table:table-cell>
            <table:table-cell table:style-name="Πίνακας5.A1" office:value-type="string">
              <text:p text:style-name="P3">Προβάλεται η σελίδα του διακομιστή του Παγκόσμιου Ιστού.</text:p>
            </table:table-cell>
            <table:table-cell table:style-name="Πίνακας5.A1" office:value-type="string">
              <text:p text:style-name="P3">Η σελίδα του Domain προβάλει την προεπιλεγμένη διεύθυνση IP για τον τοπικό φιλοξενητή.</text:p>
            </table:table-cell>
          </table:table-row>
          <table:table-row>
            <table:table-cell table:style-name="Πίνακας5.A1" office:value-type="string">
              <text:p text:style-name="P3">20. (Προεραιτικά) Αντικαταστήστε την προεπιλεγμένη διεύθυνση IP με το όνομα παρόχου ή τη διεύθυνση IP του υπολογιστή στον οποίο εγκαταστάθηκε το FastStack, για να επιτραπεί σε άλλους χρήστες η πρόσβαση της εγκατάστασης από έναν διαφορετικό υπολογιστή.</text:p>
            </table:table-cell>
            <table:table-cell table:style-name="Πίνακας5.A1" office:value-type="string">
              <text:p text:style-name="P5"/>
            </table:table-cell>
            <table:table-cell table:style-name="Πίνακας5.A1" office:value-type="string">
              <text:p text:style-name="P5"/>
            </table:table-cell>
          </table:table-row>
          <table:table-row>
            <table:table-cell table:style-name="Πίνακας5.A1" office:value-type="string">
              <text:p text:style-name="P3">21. Πατείστε Επόμενο.</text:p>
            </table:table-cell>
            <table:table-cell table:style-name="Πίνακας5.A1" office:value-type="string">
              <text:p text:style-name="P3">Προβάλεται η σελίδα της βάσης δεδομένων MySQL καθώς και τα αντίστοιχα διαπιστευτήρια.</text:p>
            </table:table-cell>
            <table:table-cell table:style-name="Πίνακας5.A1" office:value-type="string">
              <text:p text:style-name="P5"/>
            </table:table-cell>
          </table:table-row>
          <table:table-row>
            <table:table-cell table:style-name="Πίνακας5.A1" office:value-type="string">
              <text:p text:style-name="P3">22. Εισάγετε κωδικό για το χειριστή της βάσης δεδομένων, επανεισάγετε το κωδικό για επιβεβαίωση και επιλέξτε Επόμενο, reenter it to confirm, and click Forward.</text:p>
            </table:table-cell>
            <table:table-cell table:style-name="Πίνακας5.A1" office:value-type="string">
              <text:p text:style-name="P3">Προβάλεται η σελίδα κωδικού πρόσβασης του phpMyAdmin.</text:p>
            </table:table-cell>
            <table:table-cell table:style-name="Πίνακας5.A1" office:value-type="string">
              <text:p text:style-name="P5"/>
            </table:table-cell>
          </table:table-row>
          <table:table-row>
            <table:table-cell table:style-name="Πίνακας5.A1" office:value-type="string">
              <text:p text:style-name="P3">23. Εισάγετε κωδικό για το διαχειριστή της <text:s/>phpMyAdmin, επανεισάγετε για επιβεβαίωση και πατείστε επόμενο.</text:p>
            </table:table-cell>
            <table:table-cell table:style-name="Πίνακας5.A1" office:value-type="string">
              <text:p text:style-name="P3"><text:span text:style-name="T3">Προβάλεται η σελίδα έναρξης εγκατάστασης </text:span>.</text:p>
            </table:table-cell>
            <table:table-cell table:style-name="Πίνακας5.A1" office:value-type="string">
              <text:p text:style-name="P5"/>
            </table:table-cell>
          </table:table-row>
          <table:table-row>
            <table:table-cell table:style-name="Πίνακας5.A1" office:value-type="string">
              <text:p text:style-name="P3">24. Πατείστε Επόμενο.</text:p>
            </table:table-cell>
            <table:table-cell table:style-name="Πίνακας5.A1" office:value-type="string">
              <text:p text:style-name="P3">Εκκινείται η διαδικασία εγκατάστασης.</text:p>
            </table:table-cell>
            <table:table-cell table:style-name="Πίνακας5.A1" office:value-type="string">
              <text:p text:style-name="P3">Με την ολοκλήρωση της εγκατάστασης, προβάλεται η σελίδα ολοκλήρωσης της εγκατάστασης <text:s/>SugarCRM <text:s/>Wizard, με την επιλογή να εκκινηθεί το προεπιλεγμένο SugarCRM.</text:p>
            </table:table-cell>
          </table:table-row>
          <table:table-row>
            <table:table-cell table:style-name="Πίνακας5.A1" office:value-type="string">
              <text:p text:style-name="P3">25. Πατείστε Τέλος για να εκκινήσετε την εφαρμογή Sugar.</text:p>
            </table:table-cell>
            <table:table-cell table:style-name="Πίνακας5.A1" office:value-type="string">
              <text:p text:style-name="P3">Προβάλεται η σελίδα εισόδου στη Sugar.</text:p>
            </table:table-cell>
            <table:table-cell table:style-name="Πίνακας5.A1" office:value-type="string">
              <text:p text:style-name="P3">Μπορείτε να εισέλθετε ωσάν διαχειριστής με το κωδικό που προσδιόρισες νωρίτερα κατά τη διάρκεια της εγκατάστασης. </text:p>
            </table:table-cell>
          </table:table-row>
        </table:table>
        <text:p text:style-name="Text_20_body"><text:soft-page-break/>Μετά από επιτυχή είσοδο, μπορείς να ρυθμίσεις τους χρήστες και να εκτελέσεις διάφορες διαχειριστικές εργασίες. Δείτε την έκδοση από την κοινότητα της Sugar <text:span text:style-name="T1">Application Guide <text:s/></text:span>για περισσότερες πληροφορίες. </text:p>
        <text:p text:style-name="P4"><text:span text:style-name="Strong_20_Emphasis"><text:span text:style-name="T2">Copyright 2004-2012 SugarCRM Inc.</text:span></text:span><text:span text:style-name="T2"> <text:line-break/>Community Edition License</text:span></text:p>
      </text:section>
      <text:section text:style-name="Sect1" text:name="tree-navigation"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font-name-asian="WenQuanYi Micro Hei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color="#e61718" style:font-name="Thorndale" fo:font-family="Thorndale" style:font-family-generic="roman" style:font-pitch="variable" fo:font-size="24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color="#e61718" style:font-name="Times New Roman" fo:font-family="'Times New Roman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color="#e61718" style:font-name="Times New Roman" fo:font-family="'Times New Roman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color="#e61718" style:font-name="Times New Roman" fo:font-family="'Times New Roman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color="#e61718" style:font-name="Times New Roman" fo:font-family="'Times New Roman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fo:color="#e61718" style:font-name="Times New Roman" fo:font-family="'Times New Roman'" style:font-family-generic="roman" style:font-pitch="variable" fo:font-size="7pt" fo:font-weight="bold" style:font-name-asian="WenQuanYi Micro Hei" style:font-family-asian="'WenQuanYi Micro Hei'" style:font-family-generic-asian="system" style:font-pitch-asian="variable" style:font-size-asian="7pt" style:font-weight-asian="bold" style:font-name-complex="Lohit Hindi" style:font-family-complex="'Lohit Hindi'" style:font-family-generic-complex="system" style:font-pitch-complex="variable" style:font-size-complex="7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nux installation - SugarCRM Support </dc:title>
    <meta:generator>LibreOffice/4.2.3.3$Linux_x86 LibreOffice_project/420m0$Build-3</meta:generator>
    <dc:date>2014-07-21T19:12:49.735265602</dc:date>
    <meta:editing-duration>P0D</meta:editing-duration>
    <meta:editing-cycles>2</meta:editing-cycles>
    <meta:document-statistic meta:table-count="1" meta:image-count="0" meta:object-count="0" meta:page-count="3" meta:paragraph-count="55" meta:word-count="603" meta:character-count="4214" meta:non-whitespace-character-count="3653"/>
    <meta:user-defined meta:name=""/>
    <meta:user-defined meta:name="google-site-verification">Ty6_PWZJdO7A6jwnkYj1axry76GI1h-CuY81TrY9mbc</meta:user-defined>
    <meta:user-defined meta:name="viewport">width=device-width</meta:user-defined>
  </office:meta>
</office:document-meta>
</file>